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BC94155C8272CB5B.jpg" manifest:media-type="image/jpeg"/>
  <manifest:file-entry manifest:full-path="Pictures/1000000000000CEB000009B0C2054F05A55DEBD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tty" svg:font-family="Betty" style:font-pitch="variable"/>
    <style:font-face style:name="BigNoodleTitling1" svg:font-family="BigNoodleTitling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hunkFive" svg:font-family="ChunkFive" style:font-pitch="variable"/>
    <style:font-face style:name="Futura" svg:font-family="Futura" style:font-pitch="variable"/>
    <style:font-face style:name="Arial" svg:font-family="Arial" style:font-family-generic="roman" style:font-pitch="variable"/>
    <style:font-face style:name="BigNoodleTitling" svg:font-family="BigNoodleTitling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eague Gothic" svg:font-family="'League Gothic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Bold" style:font-family-generic="swiss" style:font-pitch="variable"/>
    <style:font-face style:name="League Gothic1" svg:font-family="'League Gothic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ean_25_20Inspiration-title">
      <style:graphic-properties fo:min-height="3.506cm"/>
    </style:style>
    <style:style style:name="pr2" style:family="presentation" style:parent-style-name="Clean_25_20Inspiration-subtitle">
      <style:graphic-properties draw:fill-color="#ffffff" draw:auto-grow-height="true" fo:min-height="6.283cm"/>
    </style:style>
    <style:style style:name="pr3" style:family="presentation" style:parent-style-name="Clean_25_20Inspiration-notes">
      <style:graphic-properties draw:fill-color="#ffffff" draw:auto-grow-height="true" fo:min-height="13.364cm"/>
    </style:style>
    <style:style style:name="pr4" style:family="presentation" style:parent-style-name="Padrão_20_1-title">
      <style:graphic-properties draw:auto-grow-height="true" fo:min-height="1.8cm"/>
    </style:style>
    <style:style style:name="pr5" style:family="presentation" style:parent-style-name="Padrão_20_1-subtitle">
      <style:graphic-properties draw:fill-color="#ffffff" draw:textarea-vertical-align="top" draw:auto-grow-height="true" fo:min-height="11.98cm"/>
    </style:style>
    <style:style style:name="pr6" style:family="presentation" style:parent-style-name="Padrão_20_1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style:font-name="Noto Sans CJK JP Medium" fo:font-size="60pt" style:font-size-asian="60pt" style:font-size-complex="60pt"/>
    </style:style>
    <style:style style:name="P2" style:family="paragraph">
      <style:text-properties style:font-name="Futura" fo:font-size="60pt" style:font-size-asian="60pt" style:font-size-complex="60pt"/>
    </style:style>
    <style:style style:name="P3" style:family="paragraph">
      <loext:graphic-properties draw:fill-color="#ffffff"/>
      <style:text-properties style:font-name="Futura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style:font-name="Futura" fo:font-size="55pt" style:font-size-asian="55pt" style:font-size-complex="55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Noto Sans CJK JP Medium" fo:font-size="55pt" style:font-size-asian="55pt" style:font-size-complex="55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size="55pt"/>
    </style:style>
    <style:style style:name="P10" style:family="paragraph">
      <style:text-properties fo:font-size="55pt"/>
    </style:style>
    <style:style style:name="P11" style:family="paragraph">
      <style:paragraph-properties fo:text-align="start"/>
      <style:text-properties fo:font-size="89pt" style:font-size-asian="89pt" style:font-size-complex="89pt"/>
    </style:style>
    <style:style style:name="P12" style:family="paragraph">
      <loext:graphic-properties draw:fill-color="#ffffff"/>
      <style:paragraph-properties fo:text-align="start"/>
      <style:text-properties style:font-name="Noto Sans CJK JP Medium" fo:font-size="89pt" style:font-size-asian="89pt" style:font-size-complex="89pt"/>
    </style:style>
    <style:style style:name="T1" style:family="text">
      <style:text-properties style:font-name="Noto Sans CJK JP Medium" fo:font-size="60pt" style:font-size-asian="60pt" style:font-size-complex="60pt"/>
    </style:style>
    <style:style style:name="T2" style:family="text">
      <style:text-properties style:font-name="Futura" fo:font-size="60pt" style:font-size-asian="60pt" style:font-size-complex="60pt"/>
    </style:style>
    <style:style style:name="T3" style:family="text">
      <style:text-properties style:font-name="Futura" fo:font-size="55pt" style:font-size-asian="55pt" style:font-size-complex="55pt"/>
    </style:style>
    <style:style style:name="T4" style:family="text">
      <style:text-properties style:font-name="Noto Sans CJK JP Medium" fo:font-size="89pt" style:font-size-asian="89pt" style:font-size-complex="89pt"/>
    </style:style>
    <style:style style:name="T5" style:family="text">
      <style:text-properties style:font-name="Noto Sans CJK JP Medium" fo:font-size="34pt" style:font-size-asian="34pt" style:font-size-complex="34pt"/>
    </style:style>
    <style:style style:name="T6" style:family="text">
      <style:text-properties style:font-name="Futura" fo:font-size="100pt" style:font-size-asian="100pt" style:font-size-complex="100pt"/>
    </style:style>
    <style:style style:name="T7" style:family="text">
      <style:text-properties style:font-name="Noto Sans CJK JP Medium" fo:font-size="55pt" style:font-size-asian="55pt" style:font-size-complex="55pt"/>
    </style:style>
    <style:style style:name="T8" style:family="text">
      <style:text-properties style:font-name="Noto Sans CJK JP Medium" fo:font-size="55pt" fo:font-style="normal" style:font-size-asian="55pt" style:font-style-asian="normal" style:font-size-complex="55pt" style:font-style-complex="normal"/>
    </style:style>
    <style:style style:name="T9" style:family="text">
      <style:text-properties style:font-name="Noto Sans CJK JP Medium" fo:font-size="50pt" style:font-size-asian="50pt" style:font-size-complex="50pt"/>
    </style:style>
    <style:style style:name="T10" style:family="text">
      <style:text-properties style:font-name="Noto Sans CJK JP Medium" fo:font-size="21pt" style:font-size-asian="21pt" style:font-size-complex="21pt"/>
    </style:style>
    <style:style style:name="T11" style:family="text">
      <style:text-properties style:font-name="Futura" fo:font-size="34pt" style:font-size-asian="34pt" style:font-size-complex="3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_25_20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0.4cm" svg:y="6.2cm" presentation:class="title" presentation:user-transformed="true">
          <draw:text-box>
            <text:p text:style-name="P1"><text:span text:style-name="T1">Things I wish I’d learned</text:span></text:p>
          </draw:text-box>
        </draw:frame>
        <draw:frame presentation:style-name="pr2" draw:text-style-name="P3" draw:layer="layout" svg:width="17.4cm" svg:height="6.283cm" svg:x="10.2cm" svg:y="10.459cm" presentation:class="subtitle" presentation:user-transformed="true">
          <draw:text-box>
            <text:p text:style-name="P2"><text:span text:style-name="T2">in code scho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MM (YMMV)</text:span></text:p>
          </draw:text-box>
        </draw:frame>
        <draw:frame presentation:style-name="pr5" draw:text-style-name="P7" draw:layer="layout" svg:width="23.239cm" svg:height="16.775cm" svg:x="2.8cm" svg:y="4.12cm" presentation:class="subtitle" presentation:user-transformed="true">
          <draw:text-box>
            <text:p text:style-name="P6"><text:span text:style-name="T4">12 weeks</text:span></text:p>
            <text:p text:style-name="P6"><text:span text:style-name="T5">PHP</text:span></text:p>
            <text:p text:style-name="P6"><text:span text:style-name="T5">JavaScript (Angular/Node)</text:span></text:p>
            <text:p text:style-name="P6"><text:span text:style-name="T5">Ruby on Rails</text:span></text:p>
            <text:p text:style-name="P6"><text:span text:style-name="T4">Byeeeeeeeee!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1</text:span></text:p>
          </draw:text-box>
        </draw:frame>
        <draw:frame presentation:style-name="pr5" draw:text-style-name="P7" draw:layer="layout" svg:width="23.239cm" svg:height="11.98cm" svg:x="2.8cm" svg:y="5.82cm" presentation:class="subtitle" presentation:user-transformed="true">
          <draw:text-box>
            <text:p text:style-name="P6"><text:span text:style-name="T6">Any </text:span></text:p>
            <text:p text:style-name="P6"><text:span text:style-name="T6">Compiled Language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1 – Why?</text:span></text:p>
          </draw:text-box>
        </draw:frame>
        <draw:frame presentation:style-name="pr5" draw:text-style-name="P7" draw:layer="layout" svg:width="23.239cm" svg:height="13.753cm" svg:x="2.8cm" svg:y="4.12cm" presentation:class="subtitle" presentation:user-transformed="true">
          <draw:text-box>
            <text:p text:style-name="P9"><text:span text:style-name="T7"><text:line-break/></text:span><text:span text:style-name="T7">* More career options</text:span></text:p>
            <text:p text:style-name="P9"><text:span text:style-name="T7">* Closer to 1s and 0s</text:span></text:p>
            <text:p text:style-name="P9"><text:span text:style-name="T7">* You might love it</text:span></text:p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1 – How?</text:span></text:p>
          </draw:text-box>
        </draw:frame>
        <draw:frame presentation:style-name="pr5" draw:text-style-name="P7" draw:layer="layout" svg:width="23.239cm" svg:height="16.009cm" svg:x="2.8cm" svg:y="4.12cm" presentation:class="subtitle" presentation:user-transformed="true">
          <draw:text-box>
            <text:p text:style-name="P9"><text:span text:style-name="T7"><text:line-break/></text:span><text:span text:style-name="T7">* </text:span><text:span text:style-name="T8">Head First C#</text:span></text:p>
            <text:p text:style-name="P9"><text:span text:style-name="T8">* Koans</text:span><text:span text:style-name="T7"><text:line-break/></text:span><text:span text:style-name="T7">* Get bored, make app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2</text:span></text:p>
          </draw:text-box>
        </draw:frame>
        <draw:frame presentation:style-name="pr5" draw:text-style-name="P7" draw:layer="layout" svg:width="23.239cm" svg:height="11.98cm" svg:x="2.8cm" svg:y="5.82cm" presentation:class="subtitle" presentation:user-transformed="true">
          <draw:text-box>
            <text:p text:style-name="P6"><text:span text:style-name="T6">A</text:span></text:p>
            <text:p text:style-name="P6"><text:span text:style-name="T6">Real</text:span></text:p>
            <text:p text:style-name="P6"><text:span text:style-name="T6">IDE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2 – Why?</text:span></text:p>
          </draw:text-box>
        </draw:frame>
        <draw:frame presentation:style-name="pr5" draw:text-style-name="P7" draw:layer="layout" svg:width="23.239cm" svg:height="13.135cm" svg:x="2.8cm" svg:y="4.12cm" presentation:class="subtitle" presentation:user-transformed="true">
          <draw:text-box>
            <text:p text:style-name="P9"><text:span text:style-name="T7"><text:line-break/></text:span><text:span text:style-name="T7">* </text:span><text:span text:style-name="T8">You might love it</text:span><text:span text:style-name="T7"><text:line-break/></text:span><text:span text:style-name="T7">* Takes time to learn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2 – How?</text:span></text:p>
          </draw:text-box>
        </draw:frame>
        <draw:frame presentation:style-name="pr5" draw:text-style-name="P7" draw:layer="layout" svg:width="23.239cm" svg:height="16.009cm" svg:x="2.8cm" svg:y="4.12cm" presentation:class="subtitle" presentation:user-transformed="true">
          <draw:text-box>
            <text:p text:style-name="P9"><text:span text:style-name="T7"><text:line-break/></text:span><text:span text:style-name="T7">* </text:span><text:span text:style-name="T8">Download one</text:span><text:span text:style-name="T7"><text:line-break/></text:span><text:span text:style-name="T7">* Start making that app!</text:span></text:p>
            <text:p text:style-name="P9"><text:span text:style-name="T7">* Press ALL the buttons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3</text:span></text:p>
          </draw:text-box>
        </draw:frame>
        <draw:frame presentation:style-name="pr5" draw:text-style-name="P7" draw:layer="layout" svg:width="23.239cm" svg:height="12.989cm" svg:x="2.8cm" svg:y="5.82cm" presentation:class="subtitle" presentation:user-transformed="true">
          <draw:text-box>
            <text:p text:style-name="P9"><text:span text:style-name="T6">How to Change Someone Else’s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3 – Why?</text:span></text:p>
          </draw:text-box>
        </draw:frame>
        <draw:frame presentation:style-name="pr5" draw:text-style-name="P7" draw:layer="layout" svg:width="23.239cm" svg:height="18.472cm" svg:x="2.8cm" svg:y="4.12cm" presentation:class="subtitle" presentation:user-transformed="true">
          <draw:text-box>
            <text:p text:style-name="P9"><text:span text:style-name="T4">Most code</text:span><text:span text:style-name="T4"><text:line-break/></text:span><text:span text:style-name="T4">is written by someone else.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3 – How?</text:span></text:p>
          </draw:text-box>
        </draw:frame>
        <draw:frame presentation:style-name="pr5" draw:text-style-name="P7" draw:layer="layout" svg:width="23.239cm" svg:height="18.883cm" svg:x="2.8cm" svg:y="4.12cm" presentation:class="subtitle" presentation:user-transformed="true">
          <draw:text-box>
            <text:p text:style-name="P9"><text:span text:style-name="T7">*</text:span><text:span text:style-name="T7"><text:tab/></text:span><text:span text:style-name="T7">Volunteer: Nonprofits,</text:span><text:span text:style-name="T7"><text:line-break/></text:span><text:span text:style-name="T7"><text:tab/></text:span><text:span text:style-name="T7">Github, etc</text:span></text:p>
            <text:p text:style-name="P9"><text:span text:style-name="T7">*</text:span><text:span text:style-name="T7"><text:tab/></text:span><text:span text:style-name="T7">Clone a repo and step </text:span><text:span text:style-name="T7"><text:tab/></text:span><text:span text:style-name="T7"> </text:span><text:span text:style-name="T7"><text:tab/></text:span><text:span text:style-name="T7">through it until it </text:span><text:span text:style-name="T7"><text:tab/></text:span></text:p>
            <text:p text:style-name="P9"><text:span text:style-name="T7"><text:tab/></text:span><text:span text:style-name="T7">makes sense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4</text:span></text:p>
          </draw:text-box>
        </draw:frame>
        <draw:frame presentation:style-name="pr5" draw:text-style-name="P7" draw:layer="layout" svg:width="23.239cm" svg:height="12.989cm" svg:x="2.8cm" svg:y="5.82cm" presentation:class="subtitle" presentation:user-transformed="true">
          <draw:text-box>
            <text:p text:style-name="P9"><text:span text:style-name="T6">The Value of the</text:span></text:p>
            <text:p text:style-name="P9"><text:span text:style-name="T6">Official Do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4 – Why?</text:span></text:p>
          </draw:text-box>
        </draw:frame>
        <draw:frame presentation:style-name="pr5" draw:text-style-name="P7" draw:layer="layout" svg:width="23.239cm" svg:height="16.009cm" svg:x="2.8cm" svg:y="4.12cm" presentation:class="subtitle" presentation:user-transformed="true">
          <draw:text-box>
            <text:p text:style-name="P9"><text:span text:style-name="T7"><text:line-break/></text:span><text:span text:style-name="T7">* Definitive answers</text:span></text:p>
            <text:p text:style-name="P9"><text:span text:style-name="T7">* All the fun of reading the dictionary 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4 – How?</text:span></text:p>
          </draw:text-box>
        </draw:frame>
        <draw:frame presentation:style-name="pr5" draw:text-style-name="P7" draw:layer="layout" svg:width="23.239cm" svg:height="17.787cm" svg:x="2.8cm" svg:y="4.12cm" presentation:class="subtitle" presentation:user-transformed="true">
          <draw:text-box>
            <text:p text:style-name="P9"><text:span text:style-name="T7"/></text:p>
            <text:p text:style-name="P9"><text:span text:style-name="T7">docs.microsoft.com</text:span></text:p>
            <text:p text:style-name="P9"><text:span text:style-name="T7">developer.mozilla.org</text:span></text:p>
            <text:p text:style-name="P9"><text:span text:style-name="T5"/></text:p>
            <text:p text:style-name="P9"><text:span text:style-name="T5">(start where you already understand)</text:span><text:span text:style-name="T7"> 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5</text:span></text:p>
          </draw:text-box>
        </draw:frame>
        <draw:frame presentation:style-name="pr5" draw:text-style-name="P7" draw:layer="layout" svg:width="23.239cm" svg:height="15.123cm" svg:x="2.8cm" svg:y="5.82cm" presentation:class="subtitle" presentation:user-transformed="true">
          <draw:text-box>
            <text:p text:style-name="P6"><text:span text:style-name="T6">The </text:span></text:p>
            <text:p text:style-name="P6"><text:span text:style-name="T6">First Thing About DevOps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5 – Why?</text:span></text:p>
          </draw:text-box>
        </draw:frame>
        <draw:frame presentation:style-name="pr5" draw:text-style-name="P7" draw:layer="layout" svg:width="23.239cm" svg:height="18.472cm" svg:x="2.8cm" svg:y="4.12cm" presentation:class="subtitle" presentation:user-transformed="true">
          <draw:text-box>
            <text:p text:style-name="P9"><text:span text:style-name="T4">It will </text:span><text:span text:style-name="T4"><text:line-break/></text:span><text:span text:style-name="T4">probably be your problem.</text:span><text:span text:style-name="T7"> 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5 – How?</text:span></text:p>
          </draw:text-box>
        </draw:frame>
        <draw:frame presentation:style-name="pr5" draw:text-style-name="P7" draw:layer="layout" svg:width="23.239cm" svg:height="18.883cm" svg:x="2.8cm" svg:y="4.12cm" presentation:class="subtitle" presentation:user-transformed="true">
          <draw:text-box>
            <text:p text:style-name="P9"><text:span text:style-name="T7">* Put that app on Github</text:span><text:span text:style-name="T7"><text:line-break/></text:span><text:span text:style-name="T7">* Now get that code on </text:span><text:span text:style-name="T7"><text:line-break/></text:span><text:span text:style-name="T7"><text:tab/></text:span><text:span text:style-name="T7">Heroku</text:span></text:p>
            <text:p text:style-name="P9"><text:span text:style-name="T7">*</text:span><text:span text:style-name="T7"><text:tab/></text:span><text:span text:style-name="T7">Bonus: transform it</text:span><text:span text:style-name="T7"><text:line-break/></text:span><text:span text:style-name="T7"><text:tab/></text:span><text:span text:style-name="T7">midstream with a script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6</text:span></text:p>
          </draw:text-box>
        </draw:frame>
        <draw:frame presentation:style-name="pr5" draw:text-style-name="P7" draw:layer="layout" svg:width="23.239cm" svg:height="11.98cm" svg:x="2.8cm" svg:y="5.82cm" presentation:class="subtitle" presentation:user-transformed="true">
          <draw:text-box>
            <text:p text:style-name="P9"><text:span text:style-name="T6">Production Versus</text:span><text:span text:style-name="T6"><text:line-break/></text:span><text:span text:style-name="T6">...N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6 – Why?</text:span></text:p>
          </draw:text-box>
        </draw:frame>
        <draw:frame presentation:style-name="pr5" draw:text-style-name="P7" draw:layer="layout" svg:width="23.239cm" svg:height="18.472cm" svg:x="2.8cm" svg:y="4.12cm" presentation:class="subtitle" presentation:user-transformed="true">
          <draw:text-box>
            <text:p text:style-name="P9"><text:span text:style-name="T4">Production</text:span></text:p>
            <text:p text:style-name="P9"><text:span text:style-name="T4">is </text:span><text:span text:style-name="T4"><text:line-break/></text:span><text:span text:style-name="T4">radioactive.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6 – How?</text:span></text:p>
          </draw:text-box>
        </draw:frame>
        <draw:frame presentation:style-name="pr5" draw:text-style-name="P7" draw:layer="layout" svg:width="23.239cm" svg:height="17.593cm" svg:x="2.8cm" svg:y="4.12cm" presentation:class="subtitle" presentation:user-transformed="true">
          <draw:text-box>
            <text:p text:style-name="P9"><text:span text:style-name="T9">*</text:span><text:span text:style-name="T9"><text:tab/></text:span><text:span text:style-name="T9">Set up a staging</text:span><text:span text:style-name="T9"><text:line-break/></text:span><text:span text:style-name="T9"><text:tab/></text:span><text:span text:style-name="T9">envirnoment for that app!</text:span><text:span text:style-name="T9"><text:line-break/></text:span><text:span text:style-name="T9">*</text:span><text:span text:style-name="T9"><text:tab/></text:span><text:span text:style-name="T9">Add a feature. Put it in</text:span><text:span text:style-name="T9"><text:line-break/></text:span><text:span text:style-name="T9"><text:tab/></text:span><text:span text:style-name="T9">staging before putting it</text:span></text:p>
            <text:p text:style-name="P9"><text:span text:style-name="T9"><text:tab/></text:span><text:span text:style-name="T9">in production.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7</text:span></text:p>
          </draw:text-box>
        </draw:frame>
        <draw:frame presentation:style-name="pr5" draw:text-style-name="P7" draw:layer="layout" svg:width="23.239cm" svg:height="12.989cm" svg:x="2.8cm" svg:y="5.82cm" presentation:class="subtitle" presentation:user-transformed="true">
          <draw:text-box>
            <text:p text:style-name="P6"><text:span text:style-name="T6">Working with a </text:span><text:span text:style-name="T6"><text:line-break/></text:span><text:span text:style-name="T6">Product Ow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7 – Why?</text:span></text:p>
          </draw:text-box>
        </draw:frame>
        <draw:frame presentation:style-name="pr5" draw:text-style-name="P7" draw:layer="layout" svg:width="23.239cm" svg:height="18.883cm" svg:x="2.8cm" svg:y="4.12cm" presentation:class="subtitle" presentation:user-transformed="true">
          <draw:text-box>
            <text:p text:style-name="P9"><text:span text:style-name="T10"><text:line-break/></text:span><text:span text:style-name="T7">“</text:span><text:span text:style-name="T7">I have altered the requirements. </text:span><text:span text:style-name="T7"><text:line-break/></text:span><text:span text:style-name="T5"><text:line-break/></text:span><text:span text:style-name="T7">Pray I do not alter them further.”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7 – How?</text:span></text:p>
          </draw:text-box>
        </draw:frame>
        <draw:frame presentation:style-name="pr5" draw:text-style-name="P7" draw:layer="layout" svg:width="23.239cm" svg:height="18.472cm" svg:x="2.8cm" svg:y="4.12cm" presentation:class="subtitle" presentation:user-transformed="true">
          <draw:text-box>
            <text:p text:style-name="P9"><text:span text:style-name="T4">Make a thing for </text:span><text:span text:style-name="T4"><text:line-break/></text:span><text:span text:style-name="T4">someone else.</text:span></text:p>
            <text:p text:style-name="P10"/>
            <text:p text:style-name="P10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8</text:span></text:p>
          </draw:text-box>
        </draw:frame>
        <draw:frame presentation:style-name="pr5" draw:text-style-name="P7" draw:layer="layout" svg:width="23.239cm" svg:height="11.98cm" svg:x="2.8cm" svg:y="5.82cm" presentation:class="subtitle" presentation:user-transformed="true">
          <draw:text-box>
            <text:p text:style-name="P6"><text:span text:style-name="T11"><text:line-break/></text:span><text:span text:style-name="T6">The</text:span><text:span text:style-name="T6"><text:line-break/></text:span><text:span text:style-name="T6">Agile</text:span><text:span text:style-name="T6"><text:line-break/></text:span><text:span text:style-name="T6">Catechism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8 – Why?</text:span></text:p>
          </draw:text-box>
        </draw:frame>
        <draw:frame presentation:style-name="pr5" draw:text-style-name="P12" draw:layer="layout" svg:width="23.239cm" svg:height="13.96cm" svg:x="2.8cm" svg:y="4.12cm" presentation:class="subtitle" presentation:user-transformed="true">
          <draw:text-box>
            <text:p text:style-name="P11"><text:span text:style-name="T4">To decide </text:span><text:span text:style-name="T4"><text:line-break/></text:span><text:span text:style-name="T4">your level </text:span><text:span text:style-name="T4"><text:line-break/></text:span><text:span text:style-name="T4">of devo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737cm" presentation:class="title" presentation:user-transformed="true">
          <draw:text-box>
            <text:p text:style-name="P5"><text:span text:style-name="T3">08 – How?</text:span></text:p>
          </draw:text-box>
        </draw:frame>
        <draw:frame presentation:style-name="pr5" draw:text-style-name="P12" draw:layer="layout" svg:width="23.239cm" svg:height="12.181cm" svg:x="2.8cm" svg:y="4.12cm" presentation:class="subtitle" presentation:user-transformed="true">
          <draw:text-box>
            <text:p text:style-name="P11"><text:span text:style-name="T7"><text:line-break/></text:span><text:span text:style-name="T4">* read about it</text:span><text:span text:style-name="T4"><text:line-break/></text:span><text:span text:style-name="T4">* plan a par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_20_1" presentation:presentation-page-layout-name="AL1T0">
        <office:forms form:automatic-focus="false" form:apply-design-mode="false"/>
        <draw:frame presentation:style-name="pr4" draw:text-style-name="P5" draw:layer="layout" svg:width="23.4cm" svg:height="1.8cm" svg:x="1.4cm" svg:y="1.837cm" presentation:class="title" presentation:user-transformed="true">
          <draw:text-box>
            <text:p text:style-name="P5"><text:span text:style-name="T3">Thanks!</text:span></text:p>
          </draw:text-box>
        </draw:frame>
        <draw:frame presentation:style-name="pr5" draw:text-style-name="P7" draw:layer="layout" svg:width="23.239cm" svg:height="11.98cm" svg:x="2.8cm" svg:y="5.82cm" presentation:class="subtitle" presentation:user-transformed="true">
          <draw:text-box>
            <text:p text:style-name="P6"><text:span text:style-name="T7">@nextLevelBanana</text:span><text:span text:style-name="T7"><text:line-break/></text:span><text:span text:style-name="T7">http://whiletrue.do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tty" svg:font-family="Betty" style:font-pitch="variable"/>
    <style:font-face style:name="BigNoodleTitling1" svg:font-family="BigNoodleTitling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ChunkFive" svg:font-family="ChunkFive" style:font-pitch="variable"/>
    <style:font-face style:name="Futura" svg:font-family="Futura" style:font-pitch="variable"/>
    <style:font-face style:name="Arial" svg:font-family="Arial" style:font-family-generic="roman" style:font-pitch="variable"/>
    <style:font-face style:name="BigNoodleTitling" svg:font-family="BigNoodleTitling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eague Gothic" svg:font-family="'League Gothic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Bold" style:font-family-generic="swiss" style:font-pitch="variable"/>
    <style:font-face style:name="League Gothic1" svg:font-family="'League Gothic'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_25_20Inspiration-background" style:display-name="Clean%20Inspiration-background" style:family="presentation">
      <style:graphic-properties draw:stroke="none" draw:fill="none"/>
      <style:text-properties style:letter-kerning="true"/>
    </style:style>
    <style:style style:name="Clean_25_20Inspiration-backgroundobjects" style:display-name="Clean%20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25_20Inspiration-notes" style:display-name="Clean%20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_25_20Inspiration-outline1" style:display-name="Clean%20Inspiration-outline1" style:family="presentation">
      <style:graphic-properties draw:stroke="none" draw:fill="none" draw:auto-grow-height="false" draw:fit-to-size="shrink-to-fit">
        <text:list-style style:name="Clean_25_20Inspiration-outline1" style:display-name="Clean%20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style:text-line-through-type="none" style:font-name="League Gothic1" fo:font-family="'League Gothic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lean_25_20Inspiration-outline2" style:display-name="Clean%20Inspiration-outline2" style:family="presentation" style:parent-style-name="Clean_25_20Inspiration-outline1">
      <style:paragraph-properties fo:margin-top="0cm" fo:margin-bottom="0.4cm"/>
      <style:text-properties fo:color="#333333" style:font-name="League Gothic1" fo:font-family="'League Gothic'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Clean_25_20Inspiration-outline3" style:display-name="Clean%20Inspiration-outline3" style:family="presentation" style:parent-style-name="Clean_25_20Inspiration-outline2">
      <style:paragraph-properties fo:margin-top="0cm" fo:margin-bottom="0.3cm"/>
      <style:text-properties fo:color="#ffffff" style:font-name="BigNoodleTitling1" fo:font-family="BigNoodleTitling" style:font-pitch="variable" fo:font-size="24pt" style:font-size-asian="24pt" style:font-size-complex="24pt"/>
    </style:style>
    <style:style style:name="Clean_25_20Inspiration-outline4" style:display-name="Clean%20Inspiration-outline4" style:family="presentation" style:parent-style-name="Clean_25_20Inspiration-outline3">
      <style:paragraph-properties fo:margin-top="0cm" fo:margin-bottom="0.2cm"/>
      <style:text-properties fo:color="#ffffff" style:font-name="BigNoodleTitling1" fo:font-family="BigNoodleTitling" style:font-pitch="variable" fo:font-size="20pt" style:font-size-asian="20pt" style:font-size-complex="20pt"/>
    </style:style>
    <style:style style:name="Clean_25_20Inspiration-outline5" style:display-name="Clean%20Inspiration-outline5" style:family="presentation" style:parent-style-name="Clean_25_20Inspiration-outline4">
      <style:paragraph-properties fo:margin-top="0cm" fo:margin-bottom="0.1cm"/>
      <style:text-properties fo:color="#ffffff" style:font-name="BigNoodleTitling1" fo:font-family="BigNoodleTitling" style:font-pitch="variable" fo:font-size="20pt" style:font-size-asian="20pt" style:font-size-complex="20pt"/>
    </style:style>
    <style:style style:name="Clean_25_20Inspiration-outline6" style:display-name="Clean%20Inspiration-outline6" style:family="presentation" style:parent-style-name="Clean_25_20Inspiration-outline5">
      <style:paragraph-properties fo:margin-top="0cm" fo:margin-bottom="0.1cm"/>
      <style:text-properties fo:color="#ffffff" style:font-name="BigNoodleTitling1" fo:font-family="BigNoodleTitling" style:font-pitch="variable" fo:font-size="20pt" style:font-size-asian="20pt" style:font-size-complex="20pt"/>
    </style:style>
    <style:style style:name="Clean_25_20Inspiration-outline7" style:display-name="Clean%20Inspiration-outline7" style:family="presentation" style:parent-style-name="Clean_25_20Inspiration-outline6">
      <style:paragraph-properties fo:margin-top="0cm" fo:margin-bottom="0.1cm"/>
      <style:text-properties fo:color="#ffffff" style:font-name="BigNoodleTitling1" fo:font-family="BigNoodleTitling" style:font-pitch="variable" fo:font-size="20pt" style:font-size-asian="20pt" style:font-size-complex="20pt"/>
    </style:style>
    <style:style style:name="Clean_25_20Inspiration-outline8" style:display-name="Clean%20Inspiration-outline8" style:family="presentation" style:parent-style-name="Clean_25_20Inspiration-outline7">
      <style:paragraph-properties fo:margin-top="0cm" fo:margin-bottom="0.1cm"/>
      <style:text-properties fo:font-size="20pt" style:font-size-asian="20pt" style:font-size-complex="20pt"/>
    </style:style>
    <style:style style:name="Clean_25_20Inspiration-outline9" style:display-name="Clean%20Inspiration-outline9" style:family="presentation" style:parent-style-name="Clean_25_20Inspiration-outline8">
      <style:paragraph-properties fo:margin-top="0cm" fo:margin-bottom="0.1cm"/>
      <style:text-properties fo:font-size="20pt" style:font-size-asian="20pt" style:font-size-complex="20pt"/>
    </style:style>
    <style:style style:name="Clean_25_20Inspiration-subtitle" style:display-name="Clean%20Inspiration-subtitle" style:family="presentation">
      <style:graphic-properties draw:stroke="none" draw:fill="none" draw:textarea-vertical-align="middle">
        <text:list-style style:name="Clean_25_20Inspiration-subtitle" style:display-name="Clean%20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25_20Inspiration-title" style:display-name="Clean%20Inspiration-title" style:family="presentation">
      <style:graphic-properties draw:stroke="none" draw:fill="none" draw:textarea-vertical-align="middle">
        <text:list-style style:name="Clean_25_20Inspiration-title" style:display-name="Clean%20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League Gothic1" fo:font-family="'League Gothic'" style:font-family-generic="swiss" style:font-pitch="variable" fo:font-size="4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style:font-name="Cabin3" fo:font-family="Cabin" style:font-pitch="variable" fo:font-size="26pt" style:font-size-asian="26pt" style:font-size-complex="26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style:font-name="Cabin3" fo:font-family="Cabin" style:font-pitch="variable" fo:font-size="26pt" style:font-size-asian="26pt" style:font-size-complex="26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style:font-name="Cabin3" fo:font-family="Cabin" style:font-pitch="variable" fo:font-size="26pt" style:font-size-asian="26pt" style:font-size-complex="26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style:font-name="Cabin3" fo:font-family="Cabin" style:font-pitch="variable" fo:font-size="26pt" style:font-size-asian="26pt" style:font-size-complex="26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style:font-name="Cabin3" fo:font-family="Cabin" style:font-pitch="variable" fo:font-size="26pt" style:font-size-asian="26pt" style:font-size-complex="26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eague Gothic1" fo:font-family="'League Gothic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_25_20Inspiration-title">
      <style:graphic-properties draw:auto-grow-height="false" fo:min-height="3.507cm"/>
    </style:style>
    <style:style style:name="Mpr2" style:family="presentation" style:parent-style-name="Clean_25_20Inspiration-outline1">
      <style:graphic-properties fo:min-height="12.18cm"/>
    </style:style>
    <style:style style:name="Mpr3" style:family="presentation" style:parent-style-name="Clean_25_20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ean_25_20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title">
      <style:graphic-properties draw:auto-grow-height="false" fo:min-height="3.507cm"/>
    </style:style>
    <style:style style:name="Mpr6" style:family="presentation" style:parent-style-name="Padrão_20_1-outline1">
      <style:graphic-properties fo:min-height="12.18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lean_25_20Inspiration" style:display-name="Clean%20Inspiration" style:page-layout-name="PM1" draw:style-name="Mdp1">
      <office:forms form:automatic-focus="false" form:apply-design-mode="false"/>
      <draw:frame draw:style-name="Mgr3" draw:text-style-name="MP5" draw:layer="backgroundobjects" svg:width="28cm" svg:height="20.996cm" svg:x="0cm" svg:y="0.004cm">
        <draw:image xlink:href="Pictures/1000000000000CEB000009B0C2054F05A55DEBDE.jpg" xlink:type="simple" xlink:show="embed" xlink:actuate="onLoad">
          <text:p/>
        </draw:image>
      </draw:frame>
      <draw:frame presentation:style-name="Mpr1" draw:layer="backgroundobjects" svg:width="24cm" svg:height="3.706cm" svg:x="1cm" svg:y="6.294cm" presentation:class="title">
        <draw:text-box>
          <text:p>CLIQUE PARA EDITAR O FORMATO DO TEXTO DO TÍTULO</text:p>
        </draw:text-box>
      </draw:frame>
      <draw:frame presentation:style-name="Mpr2" draw:layer="backgroundobjects" svg:width="16.2cm" svg:height="12.18cm" svg:x="10.8cm" svg:y="12.2cm" presentation:class="outline">
        <draw:text-box>
          <text:list text:style-name="ML3">
            <text:list-item>
              <text:p>Clique para editar o formato do texto da estrutura de tópicos</text:p>
              <text:list>
                <text:list-header>
                  <text:p/>
                </text:list-header>
              </text:list>
            </text:list-item>
          </text:list>
        </draw:text-box>
      </draw:frame>
      <presentation:notes style:page-layout-name="PM0">
        <draw:page-thumbnail presentation:style-name="Clean_25_20Inspiration-title" draw:layer="backgroundobjects" svg:width="14.848cm" svg:height="11.136cm" svg:x="3.075cm" svg:y="2.257cm" presentation:class="page"/>
        <draw:frame presentation:style-name="Clean_25_20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1cm" svg:y="0.001cm">
        <draw:image xlink:href="Pictures/1000000000000CEC000009B1BC94155C8272CB5B.jpg" xlink:type="simple" xlink:show="embed" xlink:actuate="onLoad">
          <text:p/>
        </draw:image>
      </draw:frame>
      <draw:frame presentation:style-name="Mpr5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6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8.2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8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19:06:20.445813335</meta:creation-date>
    <meta:editing-duration>P3DT21H20M33S</meta:editing-duration>
    <meta:editing-cycles>12</meta:editing-cycles>
    <meta:generator>LibreOffice/5.1.6.2$Linux_X86_64 LibreOffice_project/10m0$Build-2</meta:generator>
    <dc:date>2017-09-08T15:18:27.611969230</dc:date>
    <meta:document-statistic meta:object-count="139"/>
  </office:meta>
</office:document-meta>
</file>